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 style:list-style-name="">
      <style:paragraph-properties fo:margin-top="0in" fo:margin-bottom="0.139in" fo:line-height="100%" style:text-autospace="none"/>
      <style:text-properties style:font-name="MS Mincho" fo:font-size="11pt" fo:language="none" fo:country="none" style:font-name-asian="MS Mincho" style:font-size-asian="11pt" style:font-name-complex="MS Mincho" style:font-size-complex="11pt"/>
    </style:style>
    <style:style style:name="P3" style:family="paragraph" style:parent-style-name="Standard" style:list-style-name="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 style:list-style-name="">
      <style:paragraph-properties fo:margin-top="0in" fo:margin-bottom="0.139in" fo:line-height="100%" style:text-autospace="none"/>
    </style:style>
    <style:style style:name="P5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ru" fo:country="RU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0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1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10">"brick"</text:span><text:span text:style-name="T4">, </text:span><text:span text:style-name="T10">"!"</text:span><text:span text:style-name="T4">, </text:span><text:span text:style-name="T11">0</text:span><text:span text:style-name="T4">, </text:span><text:span text:style-name="T11">895</text:span><text:span text:style-name="T4">],</text:span><text:span text:style-name="T5">] </text:span><text:span text:style-name="T6">список логічна назва, аскіі символ, координати лівого верхнього кінця даного символа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9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meta:document-statistic meta:table-count="0" meta:image-count="3" meta:object-count="0" meta:page-count="2" meta:paragraph-count="9" meta:word-count="159" meta:character-count="958"/>
    <dc:date>2023-01-05T23:18:37.71</dc:date>
    <meta:editing-duration>PT10M11S</meta:editing-duration>
    <meta:editing-cycles>1</meta:editing-cycles>
    <meta:generator>OpenOffice/4.1.13$Win32 OpenOffice.org_project/4113m1$Build-9810</meta:generator>
  </office:meta>
</office:document-meta>
</file>